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a6099" draw:fill-color="#ffffff" draw:textarea-horizontal-align="justify" draw:textarea-vertical-align="middle" draw:auto-grow-height="false" fo:min-height="0.75cm" fo:min-width="3.5cm"/>
      <style:paragraph-properties style:writing-mode="lr-tb"/>
    </style:style>
    <style:style style:name="gr2" style:family="graphic" style:parent-style-name="standard">
      <style:graphic-properties svg:stroke-color="#2a6099" draw:fill-color="#ffffff" draw:textarea-horizontal-align="justify" draw:textarea-vertical-align="middle" draw:auto-grow-height="false" fo:min-height="1.75cm" fo:min-width="3.25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25cm" fo:min-width="3.5cm"/>
      <style:paragraph-properties style:writing-mode="lr-tb"/>
    </style:style>
    <style:style style:name="gr4" style:family="graphic" style:parent-style-name="objectwithoutfill">
      <style:graphic-properties draw:stroke="dash" draw:stroke-dash="Long_20_Dash_20_Dot" draw:marker-end="Extrémités_20_de_20_flèche_20_2" draw:marker-end-width="0.3cm" draw:fill="none" draw:textarea-vertical-align="middle"/>
    </style:style>
    <style:style style:name="gr5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fill="none" draw:textarea-vertical-align="middle" draw:auto-grow-height="false" fo:min-height="1.646cm" fo:min-width="0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1.75cm"/>
      <style:paragraph-properties style:writing-mode="lr-tb"/>
    </style:style>
    <style:style style:name="gr9" style:family="graphic" style:parent-style-name="standard">
      <style:graphic-properties draw:fill="none" draw:textarea-vertical-align="middle" draw:auto-grow-height="false" fo:min-height="1.172cm" fo:min-width="0cm"/>
    </style:style>
    <style:style style:name="gr10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103cm"/>
      <style:paragraph-properties style:writing-mode="lr-tb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4pt"/>
    </style:style>
    <style:style style:name="P6" style:family="paragraph">
      <loext:graphic-properties draw:fill="none" draw:fill-color="#ffffff"/>
      <style:text-properties fo:font-size="14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cm" svg:height="1cm" svg:x="4.75cm" svg:y="2cm">
          <text:p text:style-name="P1">Servo-moteu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75cm" svg:height="2cm" svg:x="1cm" svg:y="5cm">
          <text:p text:style-name="P1">Température</text:p>
          <text:p text:style-name="P1">Humidité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2.5cm" svg:x="5.25cm" svg:y="4.75cm">
          <text:p text:style-name="P1">RPi ext.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2.5cm" svg:x="11.75cm" svg:y="4.75cm">
          <text:p text:style-name="P1">RPi int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cm" svg:x="11.75cm" svg:y="2cm">
          <text:p text:style-name="P1">Sense-ha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75cm" svg:height="2cm" svg:x="16.25cm" svg:y="5cm">
          <text:p text:style-name="P1">Température</text:p>
          <text:p text:style-name="P1">intérieure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9.25cm" svg:y1="6cm" svg:x2="11.75cm" svg:y2="6cm">
          <text:p/>
        </draw:line>
        <draw:line draw:style-name="gr5" draw:text-style-name="P3" draw:layer="layout" svg:x1="7.5cm" svg:y1="4.75cm" svg:x2="7.5cm" svg:y2="3cm">
          <text:p/>
        </draw:line>
        <draw:line draw:style-name="gr5" draw:text-style-name="P3" draw:layer="layout" svg:x1="13.75cm" svg:y1="4.75cm" svg:x2="13.75cm" svg:y2="3cm">
          <text:p/>
        </draw:line>
        <draw:line draw:style-name="gr6" draw:text-style-name="P3" draw:layer="layout" svg:x1="4.75cm" svg:y1="6cm" svg:x2="5.25cm" svg:y2="6cm">
          <text:p/>
        </draw:line>
        <draw:line draw:style-name="gr6" draw:text-style-name="P3" draw:layer="layout" svg:x1="16.25cm" svg:y1="6cm" svg:x2="15.75cm" svg:y2="6cm">
          <text:p/>
        </draw:line>
        <draw:custom-shape draw:style-name="gr7" draw:text-style-name="P3" draw:layer="layout" svg:width="0.25cm" svg:height="2cm" svg:x="4.5cm" svg:y="1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4" draw:layer="layout" svg:width="3.25cm" svg:height="2cm" svg:x="1.5cm" svg:y="1.5cm">
          <draw:text-box>
            <text:p>Simule un volet</text:p>
          </draw:text-box>
        </draw:frame>
        <draw:custom-shape draw:style-name="gr9" draw:text-style-name="P3" draw:layer="layout" svg:width="0.25cm" svg:height="1.5cm" svg:x="15.75cm" svg:y="1.75cm">
          <text:p/>
          <draw:enhanced-geometry svg:viewBox="0 0 21600 21600" draw:glue-points="0 0 0 21600 21600 10800" draw:text-areas="0 ?f9 7800 ?f10" draw:mirror-horizontal="tru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4" draw:layer="layout" svg:width="4.25cm" svg:height="2.5cm" svg:x="15.75cm" svg:y="1.25cm">
          <draw:text-box>
            <text:p><text:span text:style-name="T1">Température ext.</text:span></text:p>
            <text:p><text:span text:style-name="T1">Température int.</text:span></text:p>
            <text:p><text:span text:style-name="T1">Humidité ext.</text:span></text:p>
            <text:p><text:span text:style-name="T1">Etat du volet</text:span></text:p>
          </draw:text-box>
        </draw:frame>
        <draw:frame draw:style-name="gr11" draw:text-style-name="P6" draw:layer="layout" svg:width="2.75cm" svg:height="1.353cm" svg:x="9.113cm" svg:y="5.34cm">
          <draw:text-box>
            <text:p text:style-name="P5"><text:span text:style-name="T1">Bluetooth</text:span><text:span text:style-name="T2"> ou Wi-Fi</text:span></text:p>
          </draw:text-box>
        </draw:frame>
        <draw:line draw:style-name="gr12" draw:text-style-name="P3" draw:layer="layout" svg:x1="1cm" svg:y1="7.75cm" svg:x2="8.75cm" svg:y2="7.75cm">
          <text:p/>
        </draw:line>
        <draw:line draw:style-name="gr12" draw:text-style-name="P3" draw:layer="layout" svg:x1="8.75cm" svg:y1="7.5cm" svg:x2="8.75cm" svg:y2="7.75cm">
          <text:p/>
        </draw:line>
        <draw:line draw:style-name="gr12" draw:text-style-name="P3" draw:layer="layout" svg:x1="1cm" svg:y1="7.5cm" svg:x2="1cm" svg:y2="7.75cm">
          <text:p/>
        </draw:line>
        <draw:line draw:style-name="gr12" draw:text-style-name="P3" draw:layer="layout" svg:x1="9cm" svg:y1="7.75cm" svg:x2="20cm" svg:y2="7.75cm">
          <text:p/>
        </draw:line>
        <draw:line draw:style-name="gr12" draw:text-style-name="P3" draw:layer="layout" svg:x1="20cm" svg:y1="7.5cm" svg:x2="20cm" svg:y2="7.75cm">
          <text:p/>
        </draw:line>
        <draw:line draw:style-name="gr12" draw:text-style-name="P3" draw:layer="layout" svg:x1="9cm" svg:y1="7.5cm" svg:x2="9cm" svg:y2="7.75cm">
          <text:p/>
        </draw:line>
        <draw:frame draw:style-name="gr13" draw:text-style-name="P4" draw:layer="layout" svg:width="3.635cm" svg:height="0.962cm" svg:x="3.115cm" svg:y="8cm">
          <draw:text-box>
            <text:p>Temps-réel</text:p>
          </draw:text-box>
        </draw:frame>
        <draw:frame draw:style-name="gr13" draw:text-style-name="P4" draw:layer="layout" svg:width="4.833cm" svg:height="0.962cm" svg:x="11.865cm" svg:y="8cm">
          <draw:text-box>
            <text:p>Non temps-réel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stroke-dash draw:name="Long_20_Dash_20_Dot" draw:display-name="Long Dash Dot" draw:style="rect" draw:dots1="1" draw:dots1-length="6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28T14:50:09.256000000</meta:creation-date>
    <dc:date>2022-03-28T15:53:04.085000000</dc:date>
    <meta:editing-duration>PT2M3S</meta:editing-duration>
    <meta:editing-cycles>1</meta:editing-cycles>
    <meta:document-statistic meta:object-count="24"/>
    <meta:generator>LibreOffice/7.1.0.3$Windows_X86_64 LibreOffice_project/f6099ecf3d29644b5008cc8f48f42f4a40986e4c</meta:generator>
  </office:meta>
</office:document-meta>
</file>